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f72" officeooo:paragraph-rsid="000edf72"/>
    </style:style>
    <style:style style:name="P2" style:family="paragraph" style:parent-style-name="Standard">
      <style:text-properties officeooo:rsid="00107087" officeooo:paragraph-rsid="00107087"/>
    </style:style>
    <style:style style:name="P3" style:family="paragraph" style:parent-style-name="Standard">
      <style:text-properties officeooo:rsid="00107087" officeooo:paragraph-rsid="00162a7c"/>
    </style:style>
    <style:style style:name="P4" style:family="paragraph" style:parent-style-name="Standard">
      <style:text-properties officeooo:rsid="00126d38" officeooo:paragraph-rsid="00126d38"/>
    </style:style>
    <style:style style:name="P5" style:family="paragraph" style:parent-style-name="Standard">
      <style:text-properties officeooo:rsid="00128830" officeooo:paragraph-rsid="0015b054"/>
    </style:style>
    <style:style style:name="P6" style:family="paragraph" style:parent-style-name="Standard">
      <style:text-properties officeooo:rsid="00175532" officeooo:paragraph-rsid="00175532"/>
    </style:style>
    <style:style style:name="P7" style:family="paragraph" style:parent-style-name="Standard">
      <style:text-properties fo:font-weight="bold" officeooo:rsid="00107087" officeooo:paragraph-rsid="00107087" style:font-weight-asian="bold" style:font-weight-complex="bold"/>
    </style:style>
    <style:style style:name="P8" style:family="paragraph" style:parent-style-name="Standard">
      <style:text-properties fo:font-weight="bold" officeooo:rsid="00107087" officeooo:paragraph-rsid="0016f152" style:font-weight-asian="bold" style:font-weight-complex="bold"/>
    </style:style>
    <style:style style:name="P9" style:family="paragraph" style:parent-style-name="Standard">
      <style:text-properties fo:font-weight="normal" officeooo:rsid="001e4fee" officeooo:paragraph-rsid="001e4fee" style:font-weight-asian="normal" style:font-weight-complex="normal"/>
    </style:style>
    <style:style style:name="P10" style:family="paragraph" style:parent-style-name="Standard">
      <style:text-properties officeooo:rsid="00162a7c" officeooo:paragraph-rsid="00162a7c"/>
    </style:style>
    <style:style style:name="P11" style:family="paragraph" style:parent-style-name="Standard">
      <style:text-properties officeooo:rsid="001d9dff" officeooo:paragraph-rsid="001d9dff"/>
    </style:style>
    <style:style style:name="P12" style:family="paragraph" style:parent-style-name="Standard">
      <style:text-properties officeooo:rsid="00126d38" officeooo:paragraph-rsid="002166f9"/>
    </style:style>
    <style:style style:name="P13" style:family="paragraph" style:parent-style-name="Standard">
      <style:text-properties officeooo:rsid="002338d1" officeooo:paragraph-rsid="002338d1"/>
    </style:style>
    <style:style style:name="P14" style:family="paragraph" style:parent-style-name="Standard">
      <style:text-properties fo:font-weight="bold" officeooo:rsid="002338d1" officeooo:paragraph-rsid="002338d1" style:font-weight-asian="bold" style:font-weight-complex="bold"/>
    </style:style>
    <style:style style:name="P15" style:family="paragraph" style:parent-style-name="Standard">
      <style:text-properties fo:font-weight="bold" officeooo:rsid="00107087" officeooo:paragraph-rsid="00107087" style:font-weight-asian="bold" style:font-weight-complex="bold"/>
    </style:style>
    <style:style style:name="P16" style:family="paragraph" style:parent-style-name="Standard">
      <style:text-properties officeooo:rsid="0019d1b8" officeooo:paragraph-rsid="0019d1b8"/>
    </style:style>
    <style:style style:name="P17" style:family="paragraph" style:parent-style-name="Standard">
      <style:text-properties officeooo:rsid="0019d1b8" officeooo:paragraph-rsid="0024fa1b"/>
    </style:style>
    <style:style style:name="P18" style:family="paragraph" style:parent-style-name="Standard">
      <style:text-properties officeooo:rsid="00107087" officeooo:paragraph-rsid="000edf72"/>
    </style:style>
    <style:style style:name="T1" style:family="text">
      <style:text-properties officeooo:rsid="0011bf01"/>
    </style:style>
    <style:style style:name="T2" style:family="text">
      <style:text-properties officeooo:rsid="00128830"/>
    </style:style>
    <style:style style:name="T3" style:family="text">
      <style:text-properties officeooo:rsid="0015b054"/>
    </style:style>
    <style:style style:name="T4" style:family="text">
      <style:text-properties officeooo:rsid="00162a7c"/>
    </style:style>
    <style:style style:name="T5" style:family="text">
      <style:text-properties officeooo:rsid="00175532"/>
    </style:style>
    <style:style style:name="T6" style:family="text">
      <style:text-properties officeooo:rsid="0018d7c5"/>
    </style:style>
    <style:style style:name="T7" style:family="text">
      <style:text-properties fo:font-weight="bold" style:font-weight-asian="bold" style:font-weight-complex="bold"/>
    </style:style>
    <style:style style:name="T8" style:family="text">
      <style:text-properties fo:font-weight="bold" officeooo:rsid="00107087" style:font-weight-asian="bold" style:font-weight-complex="bold"/>
    </style:style>
    <style:style style:name="T9" style:family="text">
      <style:text-properties officeooo:rsid="001b2df1"/>
    </style:style>
    <style:style style:name="T10" style:family="text">
      <style:text-properties officeooo:rsid="001e4fee"/>
    </style:style>
    <style:style style:name="T11" style:family="text">
      <style:text-properties officeooo:rsid="001f4d3b"/>
    </style:style>
    <style:style style:name="T12" style:family="text">
      <style:text-properties officeooo:rsid="002166f9"/>
    </style:style>
    <style:style style:name="T13" style:family="text">
      <style:text-properties officeooo:rsid="002338d1"/>
    </style:style>
    <style:style style:name="T14" style:family="text">
      <style:text-properties officeooo:rsid="0024fa1b"/>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ib<text:span text:style-name="T12">uting to OpenCTI</text:span></text:p>
      <text:p text:style-name="P1"/>
      <text:p text:style-name="P12">Thank you for reading this documentation and considering making your contribution to the project. Any contribution which help us <text:span text:style-name="T2">improve the platform i</text:span>s valuable and much appreciated <text:span text:style-name="T12">and if it is also meaningful to you or your organisation it’s all for the best.</text:span></text:p>
      <text:p text:style-name="P4"/>
      <text:p text:style-name="P5">In order to help you understand the project, where we are heading and how you can contribute, below are several resources and answers. Do not hesitate to shoot us an email <text:span text:style-name="T3">(</text:span><text:a xlink:type="simple" xlink:href="mailto:contact@opencti.io" text:style-name="Internet_20_link" text:visited-style-name="Visited_20_Internet_20_Link"><text:span text:style-name="T3">contact@opencti.io</text:span></text:a><text:span text:style-name="T3">) </text:span>or <text:span text:style-name="T3">join us on our slack channel (</text:span><text:a xlink:type="simple" xlink:href="https://luatix.slack.com/" text:style-name="Internet_20_link" text:visited-style-name="Visited_20_Internet_20_Link"><text:span text:style-name="T3">https://luatix.slack.com/</text:span></text:a><text:span text:style-name="T3">). Most of the articles below are an introduction and a guide to our detailed documentation , which you can find here.</text:span></text:p>
      <text:p text:style-name="P5"/>
      <text:p text:style-name="P5"/>
      <text:p text:style-name="P7">Why contribute ?</text:p>
      <text:p text:style-name="P2"/>
      <text:p text:style-name="P10">OpenCTI is an open <text:span text:style-name="T6">source project aiming at building a tool for threat intelligence analysts, allowing them to capitalise, structure, organise and visualise amouts of information. This tool allows analysts to leverage knowlegde from these information while keeping track of each and every source of information (if you want to know more about OpenCTI, you can read the documentation describing the tool or try it on the demonstration plateform). </text:span></text:p>
      <text:p text:style-name="P10"/>
      <text:p text:style-name="P11">Whether you are an organisation or an individual working or studying in the field of cybersecurity and cyberdefense, or simply as an individual looking for a technical challenge, contributing to the OpenCTI project may represent a great opportunity for you.</text:p>
      <text:p text:style-name="P11"/>
      <text:p text:style-name="P11">You <text:span text:style-name="T10">can</text:span> <text:span text:style-name="T10">help grow the</text:span> community and a tool focused on improving the understanding of cyberthreats and therefore enhancing our capability of better protecting our organisations and societies.</text:p>
      <text:p text:style-name="P11"/>
      <text:p text:style-name="P11">You will be able to adapt the tool to your core interests and methods of work by developping features or fixing bugs you are most interested in.</text:p>
      <text:p text:style-name="P11"/>
      <text:p text:style-name="P11">OpenCTI is also an interesting opportunity for developpers to work on new technologies such as graph technologies.</text:p>
      <text:p text:style-name="P11"/>
      <text:p text:style-name="P2"/>
      <text:p text:style-name="P8">Where is the project heading ?</text:p>
      <text:p text:style-name="P8"/>
      <text:p text:style-name="P9">Now that the first version of the tool has been <text:span text:style-name="T11">released, our goal for the future releases is two-fold :</text:span></text:p>
      <text:p text:style-name="P9">- <text:span text:style-name="T11">of course, fix bugs and develop features which are identify as non-critical but would really add-up to OpenCTI power ;</text:span></text:p>
      <text:p text:style-name="P9">- <text:span text:style-name="T11">on a longer term vision, we would like to develop a multi-layered approch in the platorm, which would be divided in three strata : a strategic level (for informations about actors), a kill chain level (with the different steps of the attack chain) and an infrastructure level (containing data on the infrastructure used by the attacker).</text:span></text:p>
      <text:p text:style-name="P8"/>
      <text:p text:style-name="P14">Code of Conduct </text:p>
      <text:p text:style-name="P13"/>
      <text:p text:style-name="P13">OpenCTI has adopted a Code of Conduct that we expect project participants to adhere to. Please read the <text:a xlink:type="simple" xlink:href="https://github.com/LuatixHQ/opencti/blob/master/CODE_OF_CONDUCT.md" text:style-name="Internet_20_link" text:visited-style-name="Visited_20_Internet_20_Link">full text</text:a> so that you can understand what actions will and will not be tolerated.</text:p>
      <text:p text:style-name="P13"/>
      <text:p text:style-name="P8">How can <text:span text:style-name="T13">you</text:span> contribute ?</text:p>
      <text:p text:style-name="P2"/>
      <text:p text:style-name="P17"><text:soft-page-break/>Any contribution is appreciated <text:span text:style-name="T13">and many don’t imply coding</text:span>. <text:span text:style-name="T13">Contributions</text:span> can range from a suggestion for improving documentation, requesting a new feature, reporting a bug, to developping features or fixing bugs yourself. For general suggestions <text:span text:style-name="T9">or questions </text:span>about the project or the documentation, <text:span text:style-name="T9">you can open an issue on the repository with the label « question » on it and we will answer as soon as possible. If you do not wish to publish on the repository, </text:span>please see the section « <text:span text:style-name="T8">How can I get in touch for questions or issues that I do not wish to publish on the repository ? ».</text:span></text:p>
      <text:p text:style-name="P16"/>
      <text:p text:style-name="P16">- <text:span text:style-name="T13">Just using OpenCTI and opening issues if everything is not working as expect will be a huge step forward. See our section about opening an issue. </text:span><text:span text:style-name="T15">To report a bug or request a feature, please refer to the section « </text:span><text:span text:style-name="T8">How to report a bug ? » </text:span><text:span text:style-name="T15">and to the section</text:span><text:span text:style-name="T7"> « </text:span><text:span text:style-name="T8">How to suggest a new feature ? ».</text:span></text:p>
      <text:p text:style-name="P16"/>
      <text:p text:style-name="P16">- <text:span text:style-name="T14">Don’t hesitate to flag us an issue with the documentation if you find it incomplete or not clear enough. You can do that either by opening an issue or by sending us a message on our Slack channel.</text:span></text:p>
      <text:p text:style-name="P16"/>
      <text:p text:style-name="P16">- <text:span text:style-name="T13">You can look through opened issues and help triage them (ask for more information, suggest workarounds, suggest label, flag issues etc.)</text:span></text:p>
      <text:p text:style-name="P16"/>
      <text:p text:style-name="P16">- <text:span text:style-name="T9">If you are interested in contributing to developping OpenCTI, please refer to the detailed documentation. It can be either a to fix an issue which is meaningful to you, or to develop a feature requested by others.</text:span></text:p>
      <text:p text:style-name="P2"/>
      <text:p text:style-name="P7"/>
      <text:p text:style-name="P7">How to report a bug ?</text:p>
      <text:p text:style-name="P2"/>
      <text:p text:style-name="P3">Please refer to the ISSUE_TEMPLATE <text:span text:style-name="T5">file</text:span> in the repository. <text:span text:style-name="T4">You will find a template named « bug_report.md » for submitting to the repository bugs you want to see fixed or you are planning to fix. The template contains the outline of required information in order to for the development team to properly adress the bug. </text:span></text:p>
      <text:p text:style-name="P2"/>
      <text:p text:style-name="P6">Feel free to suggest changes to these templates if you feel something is missing.</text:p>
      <text:p text:style-name="P6"/>
      <text:p text:style-name="P2"/>
      <text:p text:style-name="P7">How to suggest a new feature ?</text:p>
      <text:p text:style-name="P2"/>
      <text:p text:style-name="P3">Please refer to the ISSUE_TEMPLATE <text:span text:style-name="T5">file</text:span> in the repository. <text:span text:style-name="T4">You will find a template named « feature_request.md » for submitting a new feature request that you wish the team to develop or that you are planning to develop yourself. All the information you need to give in order for the request to be correctly addressed are listed in the template.</text:span></text:p>
      <text:p text:style-name="P2"/>
      <text:p text:style-name="P6">Feel free to suggest changes to these templates if you feel something is missing.</text:p>
      <text:p text:style-name="P2"/>
      <text:p text:style-name="P2"/>
      <text:p text:style-name="P7">How can I get in touch for questions or issues that I do not wish to publish on the repository ?</text:p>
      <text:p text:style-name="P2"/>
      <text:p text:style-name="P2">If you need support or you wish to engage a discussion about the OpenCTI platform, feel free to join us on our <text:a xlink:type="simple" xlink:href="https://slack.luatix.org/" text:style-name="Internet_20_link" text:visited-style-name="Visited_20_Internet_20_Link">Slack channel</text:a>. You can also send us an email <text:span text:style-name="T1">to</text:span> <text:a xlink:type="simple" xlink:href="mailto:contact@opencti.io" text:style-name="Internet_20_link" text:visited-style-name="Visited_20_Internet_20_Link">contact@opencti.io</text:a>. </text:p>
      <text:p text:style-name="P1"/>
      <text:p text:style-name="P1"/>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8:41:13.267333353</meta:creation-date>
    <dc:date>2019-06-25T18:01:03.912887582</dc:date>
    <meta:editing-duration>PT7H8M3S</meta:editing-duration>
    <meta:editing-cycles>18</meta:editing-cycles>
    <meta:generator>LibreOffice/5.1.6.2$Linux_X86_64 LibreOffice_project/10m0$Build-2</meta:generator>
    <meta:document-statistic meta:table-count="0" meta:image-count="0" meta:object-count="0" meta:page-count="2" meta:paragraph-count="29" meta:word-count="910" meta:character-count="5224" meta:non-whitespace-character-count="4339"/>
  </office:meta>
</office:document-meta>
</file>